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6.116cm" svg:height="1.692cm" svg:x="0.817cm" svg:y="0.277cm" svg:viewBox="0 0 6117 1693" svg:d="M3297 1226c0 123 0 245 0 368-16 11-31 21-48 31-31 18-65 33-100 43-53 16-108 24-164 24-1 0-3 0-5 0-2 0-5 0-8 0-66 0-132-12-194-35-23-8-45-19-66-31-32-18-61-41-88-66-28-27-52-57-72-92-10-17-19-37-26-56-23-57-35-118-35-181 0-1 0-3 0-5 0-2 0-4 0-6 0-62 11-124 33-183 8-21 18-42 30-62 36-63 89-115 152-152 19-11 40-21 62-29 60-23 124-34 188-34 3 0 6 0 9 0 1 0 2 0 3 0 33 0 67 3 100 9 31 5 61 13 90 24 21 8 41 17 60 28 5 3 10 6 15 10 23 14 44 31 64 49-17 25-33 51-49 77v1c-4 7-10 11-17 16-4 2-8 4-13 5-3 1-6 1-9 1-9 0-18-2-26-7-2-1-3-2-4-3-14-8-27-16-41-24-15-8-30-15-46-21-19-6-38-11-58-14-22-4-45-6-68-6-2 0-4 0-5 0-2 0-3 0-5 0-40 0-80 8-117 23-11 4-22 9-32 15-23 14-44 30-61 50-14 15-26 31-36 49-10 17-18 34-24 53-14 40-21 83-21 126 0 2 0 4 0 6 0 2 0 4 0 7 0 45 8 90 23 131 6 18 14 36 23 51 11 20 25 37 40 54 17 17 37 34 58 45 13 8 26 13 39 19 41 14 85 22 129 22 30 0 60-4 89-11 27-7 53-17 78-29 0-54 0-109 0-163-38 0-77 0-115 0-1 0-2 0-3 0-6 0-12-1-17-4-2-2-4-3-6-5-2-2-4-4-6-7-2-4-4-10-4-15 0-1 0 0 0-1 0-32 0-64 0-95 101 0 203 0 304 0zM3574 1148c2-5 5-11 8-16 17-29 38-54 64-75 5-5 12-10 18-13 23-14 50-20 76-20 2 0 3 0 4 0 2 0 4 0 6 0 21 0 42 5 60 16 2 1 4 2 6 3-4 39-7 78-10 117-1 3-3 5-4 9-2 2-3 5-5 7-1 1-1 0-2 1-5 2-9 4-13 4-1 0-1 0-1 0-10 0-19-1-28-3-12-2-25-3-37-3-1 0-1 0-2 0-15 0-30 2-44 7-6 2-11 4-17 8-7 3-13 9-19 14-11 10-21 22-28 34-2 2-3 4-4 6-7 13-14 26-19 40 0 132 0 265 0 398-52 0-103 0-154 0 0-215 0-431 0-646 30 0 60 0 91 0 2 0 3 0 5 0 9 0 18 2 26 6 1 1 2 2 3 2 2 3 4 6 6 9 4 6 6 14 6 22 2 24 5 48 8 73zM3874 1126c21-19 44-37 69-51 58-33 124-51 192-51 2 0 5 0 8 0 2 0 3 0 5 0 33 0 66 6 97 18 8 4 17 8 25 13 19 11 36 24 50 40 11 12 20 26 29 40 7 12 14 26 18 40 11 31 17 65 17 98 0 1 0 2 0 3 0 135 0 271 0 406-24 0-48 0-71 0-2 0-3 0-4 0-11 0-21-2-30-7-6-4-11-9-15-15-2-3-3-7-4-11-5-15-10-31-14-47-15 14-31 27-48 39-8 5-16 11-24 15-8 5-16 9-25 13-17 8-34 13-52 17-20 4-41 6-61 6-1 0-2 0-3 0-1 0-1 0-2 0-25 0-50-3-74-11-12-3-24-7-34-14-10-5-18-12-26-19-12-11-22-22-30-37-3-5-6-12-9-18-9-23-14-47-14-72 0-1 0-3 0-4 0-17 3-33 9-49 3-9 6-16 11-25 4-7 9-15 15-21 14-16 30-30 49-42 4-3 7-5 12-8 18-11 39-18 60-25 33-11 67-19 101-24 44-6 88-10 132-11 0-13 0-26 0-38 1-3 1-7 1-11 0-25-7-50-19-71-3-6-6-9-9-14-7-7-15-14-23-18-16-10-33-13-51-13-2 0-4 0-6 0-2 0-3 0-5 0-20 0-39 3-58 9-15 5-30 11-43 19-12 6-24 13-35 20-10 6-22 9-33 9-1 0-1 0-1 0-1 0-1 0-2 0-8 0-15-2-22-6-1 0-3-1-4-2-7-6-14-12-18-20-11-17-21-34-31-50zM4231 1406c-38 1-76 5-114 11-25 4-50 12-73 22-4 2-8 5-11 6-12 7-21 15-29 25-1 1-2 2-2 3-7 12-10 25-10 38 0 14 4 27 10 38 4 7 9 13 14 18 2 2 5 3 7 4 15 9 33 14 52 14 1 0 3 0 5 0 1 0 3 0 4 0 27 0 54-6 79-18 3-1 5-3 8-4 23-13 43-29 60-48 0-36 0-72 0-109zM5092 745c0 312 0 625 0 937-32 0-64 0-95 0-2 0-3 0-4 0-6 0-13-2-18-5-6-3-11-7-14-13-2-2-3-7-4-10-5-21-9-42-13-63-24 28-52 51-83 69-3 1-5 3-7 4-34 17-72 26-110 26-3 0-5 0-8 0-1 0-2 0-3 0-37 0-75-9-106-28-26-14-47-34-64-58-7-9-14-18-19-28-14-23-24-49-31-74-11-44-17-89-17-134 0-3 0-5 0-7 0-1 0-2 0-3 0-44 7-88 20-130 7-23 16-45 28-66 8-14 18-27 28-40 20-26 45-48 74-64 4-3 9-5 13-7 36-18 74-27 114-27h1c2 0 5 0 7 0 29 0 59 6 86 17 8 4 15 7 23 12 16 9 32 21 46 34 0-114 0-228 0-341 52-1 104-1 156-1zM4937 1201c-13-16-28-30-45-39-4-3-9-4-13-6-21-9-44-14-66-14-1 0-1 0-1 0-1 0-2 0-2 0-21 0-42 5-62 14-3 1-7 3-10 5-16 9-29 21-39 35-4 5-8 10-11 16-9 16-16 34-20 52-7 30-11 60-11 91 0 2 0 4 0 6 0 2 0 5 0 7 0 30 3 59 9 88 4 20 11 39 22 57 1 2 3 5 5 8 8 13 19 25 33 32 2 2 6 3 8 4 17 7 35 11 53 11 1 0 1 0 2 0 2 0 4 0 5 0 28 0 54-7 78-20 25-15 47-35 65-58 0-96 0-193 0-289zM5404 746c0 312 0 624 0 936-52 0-104 0-156 0 0-312 0-624 0-936 52 0 104 0 156 0zM5680 1378c2 29 8 58 18 86 3 10 7 20 13 29 6 12 14 21 23 31 10 10 21 19 32 25 7 4 14 8 20 10 21 8 44 12 66 12 1 0 2 0 3 0 2 0 3 0 5 0 20 0 41-3 61-9 16-5 32-12 47-19 14-8 27-14 36-20 1 0 1 0 1-1 9-5 19-7 29-8 1 0 2 0 3 0 5 0 12 2 16 4 5 3 8 7 10 11 16 19 31 38 46 57-16 20-36 37-58 51-4 3-8 6-13 8-17 10-35 18-54 25-23 8-47 14-71 18-24 3-47 5-70 5-2 0-3 0-4 0-42 0-82-8-121-23-14-5-29-11-41-19-23-12-42-29-60-47-17-18-32-38-45-60-9-15-16-32-23-48-16-46-24-94-24-141 0-3 0-6 0-8 0-1 0-2 0-3 0-42 7-83 21-122 6-17 14-33 23-48 11-19 24-37 39-54 19-20 41-39 67-53 9-6 20-11 30-15 41-18 84-27 128-27 1 0 1 0 2 0 1 0 2 0 4 0 37 0 74 7 109 20 13 5 25 11 37 18 19 11 36 24 52 39 15 16 29 33 40 53 7 12 13 25 18 39 14 38 21 79 21 119 0 2 0 4 0 6 1 3 1 5 1 8 0 14-3 27-8 38-3 4-6 7-10 9s-10 4-15 4c-2 0-3 0-4 0-133 0-267 0-400 0zM5976 1285c0-19-3-39-9-57-3-9-6-18-11-26-4-7-9-14-15-21-9-10-18-20-31-26-3-3-8-4-12-6-19-8-38-12-58-12-1 0-2 0-3 0-3 0-5 0-8 0-25 0-49 7-71 20-9 5-18 11-26 19-9 10-19 21-25 34-14 22-22 48-24 75 98 0 195 0 293 0zM2166 106c-23-22-48-41-75-57-56-32-118-49-182-49s-126 17-181 49c-24 14-47 30-67 49-2 2-4 5-6 8-3 5-5 11-5 17 0 6 2 12 5 18 1 2 3 5 5 7 15 15 31 30 46 45 2 3 5 4 7 6 6 3 12 5 18 5s12-2 17-5c1-1 2-2 3-2 7-5 14-10 21-14 32-18 67-28 103-28 1 0 1 0 1 0 37 0 72 10 104 28s57 44 76 76c18 31 28 67 28 104 0 36-9 73-28 104-9 16-20 30-33 43-287 289-673-518-1546-103-4 2-7 3-10 5-18 10-32 25-43 43-10 18-16 39-16 60 0 20 5 41 16 59 50 86 100 172 149 258 11 18 26 33 44 44 18 10 38 16 59 16 20 0 40-6 58-15 1-1 3-2 4-3-1 1-2 2-3 3 22-13 44-26 66-38 74-46 144-98 209-155 2-2 5-4 7-5 6-4 12-5 18-5 7 0 13 1 18 5 2 1 4 2 5 3 3 3 6 6 8 9 3 6 5 11 5 17s-2 12-5 17c-2 4-5 7-8 10-68 61-141 116-219 165-1 0-1 0-2 1-22 12-44 24-66 37-28 16-60 24-92 24h-1c-33 0-66-8-95-25s-52-41-69-69c-47-82-94-163-142-244-272 192-437 561-348 1029 0 3 2 7 4 10 4 6 7 10 12 13 6 3 12 5 18 5 54 0 108 0 161 0 1 0 1 0 1 0 6 0 12-2 17-5 6-3 10-7 13-13 2-4 4-8 4-13 4-30 15-60 30-87 21-36 51-66 87-87 36-20 77-31 118-31 42 0 82 11 118 31 36 21 66 51 87 87 15 27 25 57 29 87 1 5 3 9 5 13 4 6 7 10 12 13s11 5 17 5c52 0 105 0 157 0 6 0 13-2 18-5 6-3 9-7 12-13 2-4 4-8 5-13 3-31 14-61 29-88 21-36 51-66 87-87 36-20 77-31 118-31 42 0 82 11 118 31 36 21 66 51 87 87 15 27 25 57 29 88 1 5 2 9 5 13 4 6 7 10 12 13s11 5 17 5c52 0 104 0 156 0 6 0 12-2 17-5s9-7 12-13c3-5 5-10 5-16 4-219 63-470 231-596 582-435 429-809 294-945zM1572 766c-37-19-75-38-112-56 0-1 0 0 0-1 0-12 4-24 10-34 6-11 15-20 25-26 11-6 23-9 35-9 13 0 25 3 35 9 11 6 20 15 26 26 6 10 9 21 9 34 0 12-3 25-9 35-5 9-12 16-19 22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13cm" fo:margin-bottom="0.213cm" fo:margin-left="0.213cm" fo:margin-right="0.213cm" fo:page-width="7.752cm" fo:page-height="2.7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date>2019-11-22T21:20:35.217425634</dc:date>
    <meta:editing-duration>PT1M26S</meta:editing-duration>
    <meta:editing-cycles>1</meta:editing-cycles>
    <meta:document-statistic meta:object-count="2"/>
    <meta:generator>LibreOffice/6.3.1.2$Linux_X86_64 LibreOffice_project/30$Build-2</meta:generator>
  </office:meta>
</office:document-meta>
</file>